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4.99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42.21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65mm"/>
    </style:style>
    <style:style style:name="co30" style:family="table-column">
      <style:table-column-properties fo:break-before="auto" style:column-width="11.5mm"/>
    </style:style>
    <style:style style:name="co31" style:family="table-column">
      <style:table-column-properties fo:break-before="auto" style:column-width="16mm"/>
    </style:style>
    <style:style style:name="co32" style:family="table-column">
      <style:table-column-properties fo:break-before="auto" style:column-width="32.6mm"/>
    </style:style>
    <style:style style:name="co33" style:family="table-column">
      <style:table-column-properties fo:break-before="auto" style:column-width="32mm"/>
    </style:style>
    <style:style style:name="co34" style:family="table-column">
      <style:table-column-properties fo:break-before="auto" style:column-width="12.51mm"/>
    </style:style>
    <style:style style:name="co35" style:family="table-column">
      <style:table-column-properties fo:break-before="auto" style:column-width="22.51mm"/>
    </style:style>
    <style:style style:name="co36" style:family="table-column">
      <style:table-column-properties fo:break-before="auto" style:column-width="4.99mm"/>
    </style:style>
    <style:style style:name="co37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27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28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28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style-name="ce25"/>
          <table:covered-table-cell table:number-columns-repeated="2"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5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2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8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3" table:default-cell-style-name="ce110"/>
        <table:table-column table:style-name="co1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8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47" office:value-type="string" calcext:value-type="string" table:number-columns-spanned="10" table:number-rows-spanned="1">
            <text:p><text:span text:style-name="T5">IA.</text:span> NABOŻEŃSTWO<text:span text:style-name="T6"> IX PIERWSZYCH PIĄTKÓW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7" office:value-type="string" calcext:value-type="string" table:number-columns-spanned="15" table:number-rows-spanned="1">
            <text:p><text:span text:style-name="T5">IB.</text:span> NABOŻEŃSTWO<text:span text:style-name="T6"> V PIERWSZYCH SOBÓT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28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8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K. <text:span text:style-name="T7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 I WEZWANIE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0"/>
        <table:table-column table:style-name="co2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41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0" table:default-cell-style-name="ce110"/>
        <table:table-column table:style-name="co12" table:default-cell-style-name="ce110"/>
        <table:table-column table:style-name="co3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ITWA</text:p>
            <text:p>KOŃCO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2" table:default-cell-style-name="ce110"/>
        <table:table-column table:style-name="co21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8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CZĘŚCI ADORACJI (15 MIN.)</text:p>
            <text:p><text:span text:style-name="T10">CHWAŁA NA WYSOKOŚCI (C)</text:span></text:p>
            <text:p><text:span text:style-name="T10">MODLITWA DO PATRONA (M)</text:span></text:p>
            <text:p/>
          </table:table-cell>
          <table:covered-table-cell table:style-name="ce111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0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3" table:default-cell-style-name="ce110"/>
        <table:table-column table:style-name="co32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28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34" table:default-cell-style-name="ce110"/>
        <table:table-column table:style-name="co12" table:default-cell-style-name="ce110"/>
        <table:table-column table:style-name="co35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8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default-cell-style-name="ce110"/>
        <table:table-column table:style-name="co36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3"/>
          <table:covered-table-cell table:style-name="ce6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1">YB. </text:span><text:span text:style-name="T12">OSIĄGNIĘCIE:</text:span><text:span text:style-name="T13"> </text:span><text:span text:style-name="T14">PATRONI IMION MOICH NAJBLIŻSZYCH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C. </text:span><text:span text:style-name="T14">OSIĄGNIĘCIE:</text:span><text:span text:style-name="T13"> </text:span><text:span text:style-name="T15">APOSTOŁOWI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7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D. </text:span><text:span text:style-name="T14">OSIĄGNIĘCIE:</text:span><text:span text:style-name="T13"> </text:span><text:span text:style-name="T15">ŚWIĘTA RODZIN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E. </text:span><text:span text:style-name="T14">OSIĄGNIĘCIE:</text:span><text:span text:style-name="T13"> </text:span><text:span text:style-name="T15">EWANGELIŚCI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style-name="ce15"/>
          <table:covered-table-cell table:number-columns-repeated="2" table:style-name="ce26"/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F. </text:span><text:span text:style-name="T14">OSIĄGNIĘCIE:</text:span><text:span text:style-name="T13"> </text:span><text:span text:style-name="T15">ANIOŁOWIE</text:span></text:p>
          </table:table-cell>
          <table:covered-table-cell table:style-name="ce28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7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_. </text:span><text:span text:style-name="T14">OSIĄGNIĘCIE:</text:span><text:span text:style-name="T13"> </text:span><text:span text:style-name="T15">SZABLON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28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.00.0000</text:date>, <text:time style:data-style-name="N2" text:time-value="13:26:13.41358995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4-12T13:58:20.594543897</dc:date>
    <dc:creator>Andrzej Precz</dc:creator>
    <meta:editing-duration>P1DT15M4S</meta:editing-duration>
    <meta:editing-cycles>465</meta:editing-cycles>
    <meta:document-statistic meta:table-count="26" meta:cell-count="892" meta:object-count="0"/>
  </office:meta>
</office:document-meta>
</file>